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2.249cm" style:rel-column-width="8663*"/>
    </style:style>
    <style:style style:name="Таблица1.B" style:family="table-column">
      <style:table-column-properties style:column-width="12.065cm" style:rel-column-width="46475*"/>
    </style:style>
    <style:style style:name="Таблица1.C" style:family="table-column">
      <style:table-column-properties style:column-width="2.699cm" style:rel-column-width="1039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8" style:family="paragraph" style:parent-style-name="Table_20_Contents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9" style:family="paragraph" style:parent-style-name="Table_20_Contents" style:list-style-name="L2">
      <style:paragraph-properties fo:text-align="justify" style:justify-single-word="false"/>
      <style:text-properties fo:font-size="14pt" style:font-size-asian="14pt" style:font-size-complex="14pt"/>
    </style:style>
    <style:style style:name="P10" style:family="paragraph" style:parent-style-name="Table_20_Contents" style:list-style-name="L2">
      <style:paragraph-properties fo:text-align="justify" style:justify-single-word="false"/>
    </style:style>
    <style:style style:name="T1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План выполнения дипломного проекта на тему</text:p>
      <text:p text:style-name="P6">Разработка модуля документооборота для ИС ФДО МГИУ</text:p>
      <text:p text:style-name="P6">студента гр. 8362</text:p>
      <text:p text:style-name="P6">Дьяченков Андрей Александрович</text:p>
      <text:p text:style-name="P6">научный руководитель: <text:s/><text:span text:style-name="T1">Лукьянова Н.В.</text:span>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1">№ недели</text:p>
            </table:table-cell>
            <table:table-cell table:style-name="Таблица1.A1" office:value-type="string">
              <text:p text:style-name="P1">Описание</text:p>
            </table:table-cell>
            <table:table-cell table:style-name="Таблица1.C1" office:value-type="string">
              <text:p text:style-name="P1">Подпись</text:p>
            </table:table-cell>
          </table:table-row>
        </table:table-header-rows>
        <table:table-row>
          <table:table-cell table:style-name="Таблица1.A2" office:value-type="string">
            <text:p text:style-name="P2">1</text:p>
            <text:p text:style-name="P5">06.02</text:p>
            <text:p text:style-name="P5">-</text:p>
            <text:p text:style-name="P5">12.02</text:p>
          </table:table-cell>
          <table:table-cell table:style-name="Таблица1.A2" office:value-type="string">
            <text:list xml:id="list824187290" text:style-name="L1">
              <text:list-item>
                <text:p text:style-name="P8">Составление плана работ. </text:p>
              </text:list-item>
              <text:list-item>
                <text:p text:style-name="P8">Окончательная формулировка темы дипломной работы. </text:p>
              </text:list-item>
              <text:list-item>
                <text:p text:style-name="P8">Написание введения к диплому и показ его научному руководителю (2 стр.). </text:p>
              </text:list-item>
              <text:list-item>
                <text:p text:style-name="P8">Заливка выполняемого проекта на GitHub. </text:p>
              </text:list-item>
              <text:list-item>
                <text:p text:style-name="P8">Показ руководителю диплома и Лукьяновой Н.В. существующую часть проекта (минимум 10%). </text:p>
              </text:list-item>
            </text:list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2</text:p>
            <text:p text:style-name="P5">13.02</text:p>
            <text:p text:style-name="P5">-</text:p>
            <text:p text:style-name="P5">19.02</text:p>
          </table:table-cell>
          <table:table-cell table:style-name="Таблица1.A2" office:value-type="string">
            <text:p text:style-name="P3">1. Разработка и реализация интерфейса для формирования <text:s/>и редактирования состава учебных групп, с помощью JavaScript.</text:p>
            <text:p text:style-name="P3">2. Разработка и реализация интерфейса для прикрепления учебных классов к курсе дисциплины с помощью JavaScript.</text:p>
            <text:p text:style-name="P3"/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3</text:p>
            <text:p text:style-name="P5">20.02</text:p>
            <text:p text:style-name="P5">-</text:p>
            <text:p text:style-name="P5">26.02</text:p>
          </table:table-cell>
          <table:table-cell table:style-name="Таблица1.A2" office:value-type="string">
            <text:p text:style-name="P3">1. <text:s/>Реализация механизма динамической перезагрузки страниц сайта при выборе пользователем года (будут выводиться только данные за выбранный период).</text:p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4</text:p>
            <text:p text:style-name="P5">27.02</text:p>
            <text:p text:style-name="P5">-</text:p>
            <text:p text:style-name="P5">04.03</text:p>
          </table:table-cell>
          <table:table-cell table:style-name="Таблица1.A2" office:value-type="string">
            <text:p text:style-name="P3">1. Работа над пояснительной запиской — введение, глава 1 (25 — 35%).</text:p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5</text:p>
            <text:p text:style-name="P5">05.03</text:p>
            <text:p text:style-name="P5">-</text:p>
            <text:p text:style-name="P5">11.03</text:p>
          </table:table-cell>
          <table:table-cell table:style-name="Таблица1.A2" office:value-type="string">
            <text:p text:style-name="P3">1. <text:s/>Реализация интерфейса для просмотров контрактов и генерации печатных версий контрактов.</text:p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6</text:p>
            <text:p text:style-name="P5">12.03</text:p>
            <text:p text:style-name="P5">-</text:p>
            <text:p text:style-name="P5">18.03</text:p>
          </table:table-cell>
          <table:table-cell table:style-name="Таблица1.A2" office:value-type="string">
            <text:p text:style-name="P4">1. <text:s/>Доработка моделей «Школьник» и «Контракт» <text:s/>- добавление паспортных данных, <text:s/>данных об ответственном лице.</text:p>
            <text:p text:style-name="P4">2. Реализация механизма запрещающего дублировать</text:p>
            <text:p text:style-name="P4">данные школьников.</text:p>
          </table:table-cell>
          <table:table-cell table:style-name="Таблица1.C2" office:value-type="string">
            <text:p text:style-name="P1"/>
          </table:table-cell>
        </table:table-row>
        <text:soft-page-break/>
        <table:table-row>
          <table:table-cell table:style-name="Таблица1.A2" office:value-type="string">
            <text:p text:style-name="P2">7</text:p>
            <text:p text:style-name="P5">19.03</text:p>
            <text:p text:style-name="P5">-</text:p>
            <text:p text:style-name="P5">25.03</text:p>
          </table:table-cell>
          <table:table-cell table:style-name="Таблица1.A2" office:value-type="string">
            <text:p text:style-name="P3">1. Доработка механизма аутентификации пользователей. Создание базовой страницы. </text:p>
            <text:p text:style-name="P3">2. <text:s/>Добавление валидаций в систему на уровне моделей.</text:p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8</text:p>
            <text:p text:style-name="P5">26.03</text:p>
            <text:p text:style-name="P5">-</text:p>
            <text:p text:style-name="P5">01.04</text:p>
          </table:table-cell>
          <table:table-cell table:style-name="Таблица1.A2" office:value-type="string">
            <text:p text:style-name="P3">1. Работа над пояснительной запиской — глава 1 (50 - 70%), <text:s/>глава 2 (10 — 15%).</text:p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9</text:p>
            <text:p text:style-name="P5">02.04</text:p>
            <text:p text:style-name="P5">-</text:p>
            <text:p text:style-name="P5">08.04</text:p>
          </table:table-cell>
          <table:table-cell table:style-name="Таблица1.A2" office:value-type="string">
            <text:p text:style-name="P3">1. Работа над пояснительной запиской — глава 1 (90 - <text:s text:c="2"/>95%), <text:s/>глава 2 (60 — 65%), <text:s/>глава 3 (25 — 40%).</text:p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10</text:p>
            <text:p text:style-name="P5">09.04</text:p>
            <text:p text:style-name="P5">-</text:p>
            <text:p text:style-name="P5">15.04</text:p>
          </table:table-cell>
          <table:table-cell table:style-name="Таблица1.A2" office:value-type="string">
            <text:p text:style-name="P3">1. Реализация механизма отчетности школьников и формирование отчетов для школ.</text:p>
            <text:p text:style-name="P3">2. Формирование механизма генерации печатных версий отчетов.</text:p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11</text:p>
            <text:p text:style-name="P5">16.04</text:p>
            <text:p text:style-name="P5">-</text:p>
            <text:p text:style-name="P5">22.04</text:p>
          </table:table-cell>
          <table:table-cell table:style-name="Таблица1.A2" office:value-type="string">
            <text:p text:style-name="P3">1. Работа над пояснительной запиской — дописать главу 2, главы 3 и заключение.</text:p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12</text:p>
            <text:p text:style-name="P5">23.04</text:p>
            <text:p text:style-name="P5">-</text:p>
            <text:p text:style-name="P5">29.04</text:p>
          </table:table-cell>
          <table:table-cell table:style-name="Таблица1.A2" office:value-type="string">
            <text:p text:style-name="P3">1. <text:s/>Разработка CSS для всей системы, добавление переключений страниц с помощью Ajax.</text:p>
            <text:p text:style-name="P3">2. <text:s/>Изменение внешнего вида системы, создание карты сайта.</text:p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13</text:p>
            <text:p text:style-name="P5">30.04</text:p>
            <text:p text:style-name="P5">-</text:p>
            <text:p text:style-name="P5">06.05</text:p>
          </table:table-cell>
          <table:table-cell table:style-name="Таблица1.A2" office:value-type="string">
            <text:p text:style-name="P3">1. Доработка системы и исправление ошибок, тестирование.</text:p>
            <text:p text:style-name="P3">2. Доработка пояснительной записки, привести в читабельный и приемлемый вид для сдачи.</text:p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14</text:p>
            <text:p text:style-name="P5">07.05</text:p>
            <text:p text:style-name="P5">-</text:p>
            <text:p text:style-name="P5">13.05</text:p>
          </table:table-cell>
          <table:table-cell table:style-name="Таблица1.A2" office:value-type="string">
            <text:p text:style-name="P3">1. Доработка выявленных недостатков.</text:p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15</text:p>
            <text:p text:style-name="P5">14.05</text:p>
            <text:p text:style-name="P5">-</text:p>
            <text:p text:style-name="P5">20.05</text:p>
          </table:table-cell>
          <table:table-cell table:style-name="Таблица1.A2" office:value-type="string">
            <text:list xml:id="list1834403217" text:style-name="L2">
              <text:list-item>
                <text:p text:style-name="P9">Написание заключения и приложения к диплому.</text:p>
              </text:list-item>
              <text:list-item>
                <text:p text:style-name="P9">Передача готовой пояснительной записки руководителю на чтение. </text:p>
              </text:list-item>
              <text:list-item>
                <text:p text:style-name="P9">Сдача готового (рабочего и оттестированного) проекта дипломному руководителю и Лукьяновой Н.В. <text:s/></text:p>
              </text:list-item>
              <text:list-item>
                <text:p text:style-name="P10">Сдача пояснительной записки к курсовой работе дипломному руководителю и Лукьяновой Н.В. </text:p>
              </text:list-item>
            </text:list>
          </table:table-cell>
          <table:table-cell table:style-name="Таблица1.C2" office:value-type="string">
            <text:p text:style-name="P1"/>
          </table:table-cell>
        </table:table-row>
      </table:table>
      <text:p text:style-name="P6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06T14:33:09</meta:creation-date>
    <dc:date>2012-02-18T16:02:27</dc:date>
    <meta:editing-duration>PT05H47M03S</meta:editing-duration>
    <meta:editing-cycles>101</meta:editing-cycles>
    <meta:generator>OpenOffice.org/3.2$Linux OpenOffice.org_project/320m12$Build-9483</meta:generator>
    <meta:print-date>2012-02-06T15:03:43</meta:print-date>
    <meta:document-statistic meta:table-count="1" meta:image-count="0" meta:object-count="0" meta:page-count="3" meta:paragraph-count="97" meta:word-count="384" meta:character-count="2529"/>
  </office:meta>
</office:document-meta>
</file>